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4869f2" officeooo:paragraph-rsid="001ac8d7"/>
    </style:style>
    <style:style style:name="P2" style:family="paragraph" style:parent-style-name="Standard">
      <style:paragraph-properties fo:text-align="start" style:justify-single-word="false"/>
      <style:text-properties officeooo:rsid="00428734" officeooo:paragraph-rsid="001ac8d7"/>
    </style:style>
    <style:style style:name="P3" style:family="paragraph" style:parent-style-name="Standard">
      <style:paragraph-properties fo:text-align="start" style:justify-single-word="false"/>
      <style:text-properties officeooo:rsid="012018ac" officeooo:paragraph-rsid="001ac8d7"/>
    </style:style>
    <style:style style:name="P4" style:family="paragraph" style:parent-style-name="Standard">
      <style:paragraph-properties fo:text-align="start" style:justify-single-word="false"/>
      <style:text-properties officeooo:rsid="0042c49f" officeooo:paragraph-rsid="001ac8d7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italic" officeooo:rsid="0042c49f" officeooo:paragraph-rsid="001ac8d7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italic" officeooo:rsid="0044344f" officeooo:paragraph-rsid="001ac8d7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44344f" officeooo:paragraph-rsid="001ac8d7"/>
    </style:style>
    <style:style style:name="P8" style:family="paragraph" style:parent-style-name="Standard">
      <style:paragraph-properties fo:text-align="start" style:justify-single-word="false"/>
      <style:text-properties style:font-name="Dudu Cyryllic" officeooo:rsid="0044344f" officeooo:paragraph-rsid="001ac8d7"/>
    </style:style>
    <style:style style:name="P9" style:family="paragraph" style:parent-style-name="Standard">
      <style:paragraph-properties fo:text-align="start" style:justify-single-word="false"/>
      <style:text-properties officeooo:rsid="00467252" officeooo:paragraph-rsid="001ac8d7"/>
    </style:style>
    <style:style style:name="P10" style:family="paragraph" style:parent-style-name="Standard">
      <style:paragraph-properties fo:text-align="start" style:justify-single-word="false"/>
      <style:text-properties officeooo:rsid="00474790" officeooo:paragraph-rsid="001ac8d7"/>
    </style:style>
    <style:style style:name="P11" style:family="paragraph" style:parent-style-name="Standard">
      <style:text-properties officeooo:paragraph-rsid="001ac8d7"/>
    </style:style>
    <style:style style:name="P12" style:family="paragraph" style:parent-style-name="Heading_20_2">
      <style:paragraph-properties fo:text-align="center" style:justify-single-word="false"/>
      <style:text-properties officeooo:rsid="00428734" officeooo:paragraph-rsid="001ac8d7"/>
    </style:style>
    <style:style style:name="T1" style:family="text">
      <style:text-properties officeooo:rsid="012018ac"/>
    </style:style>
    <style:style style:name="T2" style:family="text">
      <style:text-properties officeooo:rsid="03333c0e"/>
    </style:style>
    <style:style style:name="T3" style:family="text">
      <style:text-properties officeooo:rsid="00428734"/>
    </style:style>
    <style:style style:name="T4" style:family="text">
      <style:text-properties officeooo:rsid="00459de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46415f"/>
    </style:style>
    <style:style style:name="T7" style:family="text">
      <style:text-properties officeooo:rsid="0044344f"/>
    </style:style>
    <style:style style:name="T8" style:family="text">
      <style:text-properties officeooo:rsid="00474790"/>
    </style:style>
    <style:style style:name="T9" style:family="text">
      <style:text-properties officeooo:rsid="03343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2">После очередной вечерней проверки я ушёл в Дёмино и там нашёл дом той Ирины, с которой познакомились на танцах. </text:p>
      <text:p text:style-name="P2">У неё ещё и старшая сестра оказалась. </text:p>
      <text:p text:style-name="P2"><text:span text:style-name="T1">Та н</text:span>ачала со мной тет-а-теты устраивать: Ирине, мол, за <text:span text:style-name="T1">все </text:span>её девятнадцать лет ещё ни один подлец не попадался и можно ли на мой военный билет взглянуть?</text:p>
      <text:p text:style-name="P2">Это, типа намекнула, что <text:s/>её младшая сестра — целка.</text:p>
      <text:p text:style-name="P2">- Не бойся; я — не подлец.</text:p>
      <text:p text:style-name="P2">А насчёт военного билета, <text:span text:style-name="T1">который</text:span> у меня во внутреннем кармане хэбэ лежит: <text:span text:style-name="T1">откуда у меня</text:span> билет? </text:p>
      <text:p text:style-name="P3">(Там же как раскроешь, справа внизу «жена Ольга Абрамовна».)</text:p>
      <text:p text:style-name="P2"><text:span text:style-name="T1">Билета нет. </text:span>Нам его только в увольнение из сейфа выдают.</text:p>
      <text:p text:style-name="P2">Потом пришёл муж старшей сестры, <text:span text:style-name="T2">по имени </text:span>Сеня. </text:p>
      <text:p text:style-name="P2">Сперва <text:span text:style-name="T2">он</text:span>, типа, ревновать начал, но потом чай попили и я ушёл.</text:p>
      <text:p text:style-name="P11"><text:span text:style-name="T3">Через неделю <text:s/>в кочегарку </text:span>солдатик<text:span text:style-name="T3"> из отдельной роты зарулил. Там, говорит, у забора какая-то девушка меня спрашивает. </text:span></text:p>
      <text:p text:style-name="P4">Я — туда, а там — Ирина.</text:p>
      <text:p text:style-name="P4">Дёминские иногда из Ставрополя в своё село по шоссе пешком ходят; парами, или по три, а тут — одна.</text:p>
      <text:p text:style-name="P4">Привет. Привет. Поцелуи. </text:p>
      <text:p text:style-name="P4">Договорились, что после проверки приду <text:span text:style-name="T1">в село</text:span>.</text:p>
      <text:p text:style-name="P4">- Проводишь меня немного?</text:p>
      <text:p text:style-name="P4">Это значит вдоль всего забора, мимо штаба, мимо КПП.</text:p>
      <text:p text:style-name="P4">- Нет. Я тебя возле того угла подожду.</text:p>
      <text:p text:style-name="P4">Я прошёл по дорожкам внутри части, она, параллельно, по шоссе. <text:span text:style-name="T2">И о</text:span>т дальнего угла <text:span text:style-name="T2">забора я её</text:span> даже малость проводил.</text:p>
      <text:p text:style-name="P2"/>
      <text:p text:style-name="P5"><text:span text:style-name="T1">(...т</text:span>еперь вот жалею — такую упустил возможность. </text:p>
      <text:p text:style-name="P5"><text:span text:style-name="T2">Ведь к</text:span>ак красиво могли бы мы пройти вдвоём вдоль всего стройбата. </text:p>
      <text:p text:style-name="P5">Не спеша.</text:p>
      <text:p text:style-name="P5">А если б дежурный прапор остановил у <text:s/>КПП, я б мог ему сказать...</text:p>
      <text:p text:style-name="P5">Хотя какая теперь разница что мог бы я ему сказать, если упустил — струсил и прошёл через часть, как шавка...<text:span text:style-name="T1">)</text:span></text:p>
      <text:p text:style-name="P5"/>
      <text:p text:style-name="P4">Ночью она разделась до трусов, но не дальше.</text:p>
      <text:p text:style-name="P4">Трусы были большие и свободно растягивались. </text:p>
      <text:p text:style-name="P4">Вероятно, после всех тех, кто, как и я, хотел, но не сумел стать подлецом.</text:p>
      <text:p text:style-name="P4">Под утро я ушёл несолоно хлебавши, на этот раз даже без чая.</text:p>
      <text:p text:style-name="P4">Шесть километров по шоссе, когда вокруг тебя природа пробуждается для нового дня — это прекрасно.</text:p>
      <text:p text:style-name="P4">Светало, но солнце ещё не поднялось над линией горизонта. </text:p>
      <text:p text:style-name="P4">Недалеко на взгорке я увидел коня среди зелени широколистых трав и, без раздумий, сразу свернул к нему.</text:p>
      <text:p text:style-name="P4">Идиотизм. </text:p>
      <text:p text:style-name="P4">Я в жизни не садился на коня. Но так вдруг захотелось.</text:p>
      <text:p text:style-name="P4">Он начал уходить, а я преследовать, но не догнал, а только насквозь промочил <text:span text:style-name="T4">хэбэ </text:span>в росяных травах.</text:p>
      <text:p text:style-name="P4">Я вернулся на шоссе и шёл дальше, и орал всякие песни — всё равно здесь некому слышать мою лажу:</text:p>
      <text:p text:style-name="P4"><text:span text:style-name="T5"><text:tab/><text:tab/>Спи — ночь в и-ю-не только шеееееееееееесть часов!.</text:span>.</text:p>
      <text:p text:style-name="P4"><text:soft-page-break/></text:p>
      <text:p text:style-name="P4">Потом я получил <text:span text:style-name="T6">от неё </text:span>письмо отправленное из Ставрополя:</text:p>
      <text:p text:style-name="P4">«...болит душа — <text:span text:style-name="T7">по ком? <text:s text:c="2"/>— по тебе!..»</text:span></text:p>
      <text:p text:style-name="P7">Красивые слова; <text:span text:style-name="T6">но я, </text:span>увы, уже достался той, что «...была безмерно счастлива...»</text:p>
      <text:p text:style-name="P8"/>
      <text:p text:style-name="P6"><text:span text:style-name="T1">(...н</text:span>а письмо я не стал отвечать, но искренне надеюсь, что Ирине всё же попался подходящий подлец, <text:span text:style-name="T6">и что стали </text:span>они жи<text:span text:style-name="T6">ть</text:span>-<text:span text:style-name="T6">поживать, да добра наживать</text:span>...<text:span text:style-name="T1">)</text:span></text:p>
      <text:p text:style-name="P5"/>
      <text:p text:style-name="P9">По истечении <text:span text:style-name="T2">первого </text:span>года срочной службы в рядах вооружённых сил СССР, военнослужащий получает 10-дневный отпуск, чтоб побывать на родине — откуда призывался.</text:p>
      <text:p text:style-name="P9">Когда я заикнулся об этом майору Аветисяну, он и слушать не захотел: разве Ваня продержится без сменщика десять дней?</text:p>
      <text:p text:style-name="P9">Ваня сказал, что да, продержится и тогда Аветисян пообещал мне отпуск, так и быть, если я сделаю косметический ремонт кочегарки, то есть побелю её изнутри.</text:p>
      <text:p text:style-name="P9"/>
      <text:p text:style-name="P9">Слесарь, рядовой Тер-Терян, показал мне место в бурьянах, где зарыта была в земле известь недоиспользованная в предыдущих ремонтах.</text:p>
      <text:p text:style-name="P9">Я разводил её в банном тазике с ушками, втаскивал под потолок по опёртой на стену лестнице и широкой кистью — ...шлёп-плюх... ...шлёп-плюх... <text:s/>— белил куда мог дотянуться.</text:p>
      <text:p text:style-name="P9">Местами лестницу приходилось опирать на проложенные под потолком трубы — ...шлёп-плюх... ...шлёп-плюх... <text:s/>— цирк, да и только — ...шлёп-плюх... ...шлёп-плюх... <text:s/>— разве мальчикам каждый день достаётся белить забор?</text:p>
      <text:p text:style-name="P9">Но неделю циркового ремонта не выдержит никакой Том Сойер — два громадных высоченных зала и большущие <text:span text:style-name="T1">п</text:span>ечи с парой спаренных котлов в каждой.</text:p>
      <text:p text:style-name="P9"/>
      <text:p text:style-name="P9">Предвкушение — вот что помогло мне продержаться эту неделю: ведь мы с Ольгой — ...шлёп-плюх... ...шлёп-плюх... <text:s/>— столько всего ещё не перепробовали — ...шлёп-плюх... ...шлёп-плюх... <text:s/>— за эти десять дней, вернее ночей — ...шлёп-плюх... ...шлёп-плюх... <text:s/>— <text:span text:style-name="T8">мы с ней и так будем, и так, и даже так</text:span> — ...шлёп-плюх... ...шлёп-плюх... <text:s/>— <text:span text:style-name="T8">десять ночей, которые потрясут мир</text:span> — ...шлёп-плюх... ...шлёп-плюх... <text:s/></text:p>
      <text:p text:style-name="P9"/>
      <text:p text:style-name="P10">И вот ремонт закончен. </text:p>
      <text:p text:style-name="P10">Бетонный пол в обоих залах забрызганы разнокалиберными белыми каплями, трубы наскоро обтёрты. </text:p>
      <text:p text:style-name="P10">Побелка не то, чтобы очень равномерная, но повсеместная — без пропусков; два зала и две громадины печи.</text:p>
      <text:p text:style-name="P10">- Товарищ майор, ремонт закончен.</text:p>
      <text:p text:style-name="P10">- Это ремонт называется?</text:p>
      <text:p text:style-name="P10">- Товарищ майор, вы же обещали.</text:p>
      <text:p text:style-name="P10">- Я ничего не обещал!</text:p>
      <text:p text:style-name="P10"/>
      <text:p text:style-name="P10">Так майор Аветисян поимел Тома Сойера.</text:p>
      <text:p text:style-name="P10">ШЛЁП-ПЛЮХ!..</text:p>
      <text:p text:style-name="P10"/>
      <text:p text:style-name="P10">После ужина Серый зашёл в кочегарку. В части все всё обо всём знают.</text:p>
      <text:p text:style-name="P10">- Наебáл?</text:p>
      <text:p text:style-name="P10">- Да.</text:p>
      <text:p text:style-name="P10">- Ничё. Ща мы в Париж полетаем.</text:p>
      <text:p text:style-name="P10">Из внутреннего кармана хэбэ он достаёт многократно сложенный лист газеты, разворачивает до места, где содержится коричневатая пластинка, открашивает щепотку и складывает газету как была.</text:p>
      <text:p text:style-name="P10"><text:soft-page-break/>Затем он разминает папиросу «Беломор-канал», покуда весь табак высыплется в ладонь с крошками от пластинки, смешивает их.</text:p>
      <text:p text:style-name="P1">Смесь с ладони пересыпается в трубку <text:span text:style-name="T9">опорожнённой папиросы.</text:span></text:p>
      <text:p text:style-name="P1">Хоть я никогда ещё не видел как это делается, всё же знаю, что это он забил косяк.</text:p>
      <text:p text:style-name="P1">- Взрывай,- он подносит горящую спичку.- Дым в себе держи.</text:p>
      <text:p text:style-name="P1">Мы выкуриваем косяк, передавая его друг другу. Я старательно повторяю его способ втягивания и задержки дыма.</text:p>
      <text:p text:style-name="P1">- Ну, чё?</text:p>
      <text:p text:style-name="P1">- Чё чё?</text:p>
      <text:p text:style-name="P1">- Ты чё? Тебя не цапануло? Ну, ты — лосяра!</text:p>
      <text:p text:style-name="P1">- Извини.</text:p>
      <text:p text:style-name="P1">Он разочарованно уходит на вечернюю провер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25:21.021860504</meta:creation-date>
    <dc:date>2017-03-02T13:25:26.15143637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850" meta:character-count="5381" meta:non-whitespace-character-count="4542"/>
    <meta:generator>LibreOffice/4.3.3.2$Linux_x86 LibreOffice_project/430m0$Build-2</meta:generator>
  </office:meta>
</office:document-meta>
</file>